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1b9574" officeooo:paragraph-rsid="001b9574"/>
    </style:style>
    <style:style style:name="P3" style:family="paragraph" style:parent-style-name="Standard">
      <style:text-properties fo:language="it" fo:country="IT" officeooo:rsid="001b9574" officeooo:paragraph-rsid="001c51e6"/>
    </style:style>
    <style:style style:name="P4" style:family="paragraph" style:parent-style-name="Standard">
      <style:text-properties fo:language="it" fo:country="IT" officeooo:rsid="001c51e6" officeooo:paragraph-rsid="001c51e6"/>
    </style:style>
    <style:style style:name="P5" style:family="paragraph" style:parent-style-name="Standard">
      <style:text-properties fo:language="it" fo:country="IT" officeooo:rsid="001c6911" officeooo:paragraph-rsid="001c6911"/>
    </style:style>
    <style:style style:name="P6" style:family="paragraph" style:parent-style-name="Standard">
      <style:text-properties fo:language="it" fo:country="IT" officeooo:rsid="001e1f7c" officeooo:paragraph-rsid="001e1f7c"/>
    </style:style>
    <style:style style:name="P7" style:family="paragraph" style:parent-style-name="Standard">
      <style:text-properties fo:language="it" fo:country="IT" officeooo:rsid="001edad2" officeooo:paragraph-rsid="001edad2"/>
    </style:style>
    <style:style style:name="T1" style:family="text">
      <style:text-properties officeooo:rsid="001c51e6"/>
    </style:style>
    <style:style style:name="T2" style:family="text">
      <style:text-properties officeooo:rsid="001c6911"/>
    </style:style>
    <style:style style:name="T3" style:family="text">
      <style:text-properties officeooo:rsid="001daf55"/>
    </style:style>
    <style:style style:name="T4" style:family="text">
      <style:text-properties officeooo:rsid="001ed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seguita la fase di di creazione de lcampo da gioco, con relativo posizionamento delle flags, vengono creati i giocatori che posizionano ordinatamente le loro pedine e forniscono le indicazioni.</text:p>
      <text:p text:style-name="P2">Tali indicazioni sono derivanti dal calcolo matematico della distanza di ogni pedina da ogni flag, in modo tale che ad ogni pedina venga asseganta la flag piu vicina; successivamente lo stesso algoritmo viene riutilizzato per assegnare alle pedine un obbiettivo secondario.</text:p>
      <text:p text:style-name="P3">Successivamente il giocatore effettua un controllo atto a verificare che ogni flag sia obbiettivo (primario o secondario) di <text:span text:style-name="T1">almeno una pedina, in modo da minimizzare (purtroppo non ho trovato alcun modo di escluderla) la possibilita che una flag non venga presa come obbiettivo di nessuna pedina.</text:span></text:p>
      <text:p text:style-name="P4">Segnalata al master la conclusione della fase di <text:s/>comunicazione delle indicazioni quest’ ultimo avvia il timer di gioco e rimane in attesa di riceve messaggi su una queue che permette alle pedine di segnalare le bandiere prese.</text:p>
      <text:p text:style-name="P4">Quando cio avviene …..<text:span text:style-name="T2">boh, non so ancora qual’e il metodo piu efficiente</text:span></text:p>
      <text:p text:style-name="P5">Le pedine quando il master annuncia l’ inizio del round iniziano a muoversi verso la flag, riducendo la distanza sull’asse X e Y rispetto alla flag obbiettivo e scegliendo la direzione in modo da mantenere sempre <text:span text:style-name="T3">minima la differenza fra la distanza su X e quella su Y per ottimizzare le manovre nel caso la pedina incontri un’altra.</text:span></text:p>
      <text:p text:style-name="P6">Se una pedina riceve l’avviso di flag presa e la flag in questione era il suo obbiettivo calcola se il numero di mosse che le e rimasto <text:span text:style-name="T4">le permette di raggiungere la flag.</text:span></text:p>
      <text:p text:style-name="P7">Se e cosi si dirige verso la nuova flag obbiettivo, altrimenti si ferma e non fa nu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1:11:41.830219390</meta:creation-date>
    <meta:generator>LibreOffice/6.2.8.2$Linux_X86_64 LibreOffice_project/20$Build-2</meta:generator>
    <dc:date>2019-12-16T12:40:30.725792466</dc:date>
    <meta:editing-duration>PT3M7S</meta:editing-duration>
    <meta:editing-cycles>1</meta:editing-cycles>
    <meta:document-statistic meta:table-count="0" meta:image-count="0" meta:object-count="0" meta:page-count="1" meta:paragraph-count="8" meta:word-count="273" meta:character-count="1654" meta:non-whitespace-character-count="1388"/>
  </office:meta>
</office:document-meta>
</file>